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73ba25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173f4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00a489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6da741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21a4df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5%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10%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20%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6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3fa869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61d590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5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4eac49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54ed90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58ca52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gradient" draw:fill-color="#15ac96" draw:fill-gradient-name="Gradient_20_11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48b1a4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58d1c3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4fc3b5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5%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10%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14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36ae85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textarea-horizontal-align="center" draw:textarea-vertical-align="middle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38b78b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solid" draw:fill-color="#73ba25"/>
      <style:paragraph-properties fo:text-align="center"/>
    </style:style>
    <style:style style:name="P2" style:family="paragraph">
      <loext:graphic-properties draw:fill="solid" draw:fill-color="#173f4f"/>
      <style:paragraph-properties fo:text-align="center"/>
    </style:style>
    <style:style style:name="P3" style:family="paragraph">
      <loext:graphic-properties draw:fill="solid" draw:fill-color="#35b9ab"/>
      <style:paragraph-properties fo:text-align="center"/>
    </style:style>
    <style:style style:name="P4" style:family="paragraph">
      <loext:graphic-properties draw:fill="solid" draw:fill-color="#00a489"/>
      <style:paragraph-properties fo:text-align="center"/>
    </style:style>
    <style:style style:name="P5" style:family="paragraph">
      <loext:graphic-properties draw:fill="solid" draw:fill-color="#6da741"/>
      <style:paragraph-properties fo:text-align="center"/>
    </style:style>
    <style:style style:name="P6" style:family="paragraph">
      <loext:graphic-properties draw:fill="solid" draw:fill-color="#21a4d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monospace" fo:font-size="3.20000004768372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3.20000004768372pt" style:font-name-complex="monospace" style:font-size-complex="3.20000004768372pt" style:text-scale="100%" style:text-overline-style="none" style:text-overline-color="font-color"/>
    </style:style>
    <style:style style:name="P8" style:family="paragraph">
      <loext:graphic-properties draw:fill="solid" draw:fill-color="#3aca7e" draw:opacity="5%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3aca7e" draw:opacity="10%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solid" draw:fill-color="#3aca7e" draw:opacity="20%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gradient" draw:fill-color="#73ba25" draw:fill-gradient-name="Gradient_20_6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solid" draw:fill-color="#3fa869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solid" draw:fill-color="#61d590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51c37f"/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loext:graphic-properties draw:fill="solid" draw:fill-color="#3aca7e" draw:opacity="5%"/>
      <style:paragraph-properties fo:text-align="center"/>
    </style:style>
    <style:style style:name="P16" style:family="paragraph">
      <loext:graphic-properties draw:fill="solid" draw:fill-color="#3aca7e" draw:opacity="10%"/>
      <style:paragraph-properties fo:text-align="center"/>
    </style:style>
    <style:style style:name="P17" style:family="paragraph">
      <loext:graphic-properties draw:fill="solid" draw:fill-color="#3aca7e" draw:opacity="20%"/>
      <style:paragraph-properties fo:text-align="center"/>
    </style:style>
    <style:style style:name="P18" style:family="paragraph">
      <loext:graphic-properties draw:fill="gradient" draw:fill-color="#73ba25" draw:fill-gradient-name="Gradient_20_5"/>
      <style:paragraph-properties fo:text-align="center"/>
    </style:style>
    <style:style style:name="P19" style:family="paragraph">
      <loext:graphic-properties draw:fill="solid" draw:fill-color="#4eac49"/>
      <style:paragraph-properties fo:text-align="center"/>
    </style:style>
    <style:style style:name="P20" style:family="paragraph">
      <loext:graphic-properties draw:fill="solid" draw:fill-color="#54ed90"/>
      <style:paragraph-properties fo:text-align="center"/>
    </style:style>
    <style:style style:name="P21" style:family="paragraph">
      <loext:graphic-properties draw:fill="solid" draw:fill-color="#58ca52"/>
      <style:paragraph-properties fo:text-align="center"/>
    </style:style>
    <style:style style:name="P22" style:family="paragraph">
      <loext:graphic-properties draw:fill="gradient" draw:fill-color="#15ac96" draw:fill-gradient-name="Gradient_20_11"/>
      <style:paragraph-properties fo:text-align="center"/>
    </style:style>
    <style:style style:name="P23" style:family="paragraph">
      <loext:graphic-properties draw:fill="solid" draw:fill-color="#48b1a4"/>
      <style:paragraph-properties fo:text-align="center"/>
    </style:style>
    <style:style style:name="P24" style:family="paragraph">
      <loext:graphic-properties draw:fill="solid" draw:fill-color="#58d1c3"/>
      <style:paragraph-properties fo:text-align="center"/>
    </style:style>
    <style:style style:name="P25" style:family="paragraph">
      <loext:graphic-properties draw:fill="solid" draw:fill-color="#4fc3b5"/>
      <style:paragraph-properties fo:text-align="center"/>
    </style:style>
    <style:style style:name="P26" style:family="paragraph">
      <loext:graphic-properties draw:fill="solid" draw:fill-color="#51c37f" draw:opacity="5%"/>
      <style:paragraph-properties fo:text-align="center"/>
    </style:style>
    <style:style style:name="P27" style:family="paragraph">
      <loext:graphic-properties draw:fill="solid" draw:fill-color="#51c37f" draw:opacity="10%"/>
      <style:paragraph-properties fo:text-align="center"/>
    </style:style>
    <style:style style:name="P28" style:family="paragraph">
      <loext:graphic-properties draw:fill="gradient" draw:fill-color="#73ba25" draw:fill-gradient-name="Gradient_20_14"/>
      <style:paragraph-properties fo:text-align="center"/>
    </style:style>
    <style:style style:name="P29" style:family="paragraph">
      <loext:graphic-properties draw:fill="solid" draw:fill-color="#36ae85"/>
      <style:paragraph-properties fo:text-align="center"/>
    </style:style>
    <style:style style:name="P30" style:family="paragraph">
      <loext:graphic-properties draw:fill="solid" draw:fill-color="#3eca9a"/>
      <style:paragraph-properties fo:text-align="center"/>
    </style:style>
    <style:style style:name="P31" style:family="paragraph">
      <loext:graphic-properties draw:fill="solid" draw:fill-color="#38b78b"/>
      <style:paragraph-properties fo:text-align="center"/>
    </style:style>
    <style:style style:name="P3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Light">
        <draw:g>
          <draw:path draw:style-name="gr1" draw:text-style-name="P1" draw:layer="layout" svg:width="2.913cm" svg:height="1.801cm" svg:x="0.996cm" svg:y="0.927cm" svg:viewBox="0 0 2914 1802" svg:d="M1410 0c-212 0-485 30-847 247-4 2-9 5-12 7-205 125-347 279-421 458-23 57-54 184-23 303 13 51 38 104 72 152 76 105 202 176 339 188 193 16 339-68 391-226 35-110 0-269-136-351-112-67-232-52-301-8-61 40-95 100-95 166 2 118 106 181 181 182 22 0 44-4 68-12 9-3 18-6 26-12 2 0 3 0 4-1l1-1c16-12 27-30 27-49 0-6-1-11-2-17-9-30-39-48-70-43-3 1-4 1-5 1-2 2-4 3-6 3-4 1-6 2-8 2-18 4-31 4-33 4-9 0-52-13-52-59 0-17 7-28 11-35 13-20 50-41 99-36 65 5 113 37 144 99 29 57 22 127-19 179-41 51-114 73-210 62-97-10-178-65-223-149-45-82-48-180-7-256 98-180 283-179 385-161 150 25 286 143 347 298 9 25 14 45 19 62 2 10 4 19 6 27 56 28 113 55 170 82 0 1 1 1 2 1s2 0 5 0c0-1 0-3 0-5-2-3-4-7-7-54-3-41-10-152 47-208 23-22 58-42 85-47 110-27 254-9 377 129 64 72 95 106 111 121 3 2 4 3 5 4 2 2 4 3 6 4 6 3 143 65 213 96 1 0 2 0 3-1 2-1 2-2 2-4-3-1-132-165-108-299 17-107 104-98 225-85 40 5 85 10 132 11 130 1 270-23 357-59 55-24 91-40 113-61 8-6 12-16 17-28 1-3 2-5 3-7 3-9 9-28 11-39 1-5 1-10-2-13-5 0-8 1-12 2-38 23-133 65-221 67-110 2-331-109-355-119 0-1-1-3-2-4-5-13-38-89-46-105 160 102 292 159 393 168 113 10 201-51 238-77 8-4 14-8 16-8 1-2 1-3 2-5-7-38-65-226-110-271-12-12-22-24-42-36-161-91-543-147-561-149-1 0-2 1-3 1 0 1 0 1-1 2 0 29-1 78-1 86-40-12-324-102-590-111-39-1-79-3-122-3zM2550 183c1 0 2 0 5 0 90 3 161 78 157 166-2 43-20 82-52 111s-73 44-117 43c-90-3-160-78-158-166 2-42 20-82 52-111 31-28 71-43 113-43zM2551 228c-28 0-56 11-77 31-23 20-36 48-37 78-2 64 48 116 112 119 31 1 61-11 84-32 22-20 35-48 36-78 2-63-48-116-112-118-2 0-3-1-6 0zM2576 285c1 0 2 0 3 0s1 0 2 0 2 0 3 0c2 0 2 0 3 0 19 4 36 13 39 26 0 1 1 0 1 1s0 1 0 3v1 1c0 1 0 1 0 2v1c0 1 0 1 0 2v1 1c-1 1-1 0-1 1-3 13-20 24-39 26-4 1-7 1-11 1-2 0-2 0-3 0s-1 0-2 0-2 0-3 0c-1-1-1 0-2-1-1 0-1 0-3 0-17-3-31-12-37-24 0-1 0-1 0-2s0 0-1-1c0-1 0-1 0-1 0-1 0-3 0-4s0-3 0-4c0-2 0-2 0-3 1 0 1 0 1 0 0-1 0-1 0-2s0 0 0-1c6-11 20-20 37-22 4-2 8-2 13-2zM1220 1266c-71 0-110 58-110 99 0 17 0 34 0 51 0 60 49 97 96 97 54 0 108 0 162 0 21 0 25 13 25 24s0 23 0 33c0 5-1 36-25 36-74 0-148 0-221 0-22 0-38 15-38 36 0 3 0 6 0 9 0 21 16 36 38 36 77 0 155 0 233 0 62 0 99-42 99-107 0-18 0-38 0-56 0-59-43-87-87-87-54 0-107 0-160 0-23 0-34-17-34-29 0-10 0-21 0-31 0-20 13-31 36-31 59 0 117 0 177 0 22 0 38-16 38-35 0-3 0-7 0-10 0-19-16-35-38-35-64 0-128 0-191 0zM1593 1266c-21 0-38 16-38 36 0 93 0 184 0 276 0 65 52 111 122 111 44 0 89 0 133 0 70 0 122-46 122-111 0-92 0-183 0-276 0-20-17-36-38-36-3 0-7 0-12 0-21 0-38 16-38 36 0 90 0 178 0 266 0 21-18 38-39 38-41 0-81 0-123 0-22 0-39-17-39-38 0-88 0-176 0-266 0-20-17-36-38-36-4 0-8 0-12 0zM2118 1266c-70 0-110 58-110 99 0 17 0 34 0 51 0 60 51 97 96 97 54 0 108 0 162 0 21 0 25 13 25 24s0 23 0 33c0 5-1 36-25 36-73 0-147 0-221 0-22 0-37 15-37 36 0 3 0 6 0 9 0 21 15 36 37 36 79 0 156 0 233 0 62 0 100-42 100-107 0-18 0-38 0-56 0-59-44-87-88-87-53 0-106 0-159 0-24 0-35-17-35-29 0-10 0-21 0-31 0-20 13-31 37-31 59 0 117 0 176 0 22 0 38-16 38-35 0-3 0-7 0-10 0-19-16-35-38-35-63 0-127 0-191 0zM2491 1266c-21 0-37 15-37 35 0 118 0 234 0 350 0 20 16 36 37 36 95 0 190 0 285 0 21 0 38-15 38-36 0-3 0-6 0-9 0-21-16-36-38-36-78 0-156 0-235 0 0-29 0-59 0-88 58 0 115 0 172 0 22 0 38-15 38-36 0-3 0-6 0-10 0-20-16-35-38-35-57 0-114 0-172 0 0-30 0-60 0-92 74 0 149 0 223 0 22 0 38-14 38-34 0-3 0-7 0-10 0-20-16-35-38-35-91 0-182 0-273 0zM2828 1279c-2 0-4 1-4 3 0 1 0 2 0 2 0 2 2 3 4 3 4 0 10 0 14 0 0 12 0 24 0 35 0 2 3 4 5 4 1 0 1 0 2 0 2 0 3-2 3-4 0-11 0-23 0-35 7 0 13 0 20 0 0 12 0 24 0 35 0 2 2 4 4 4s2 0 3 0c2 0 4-2 4-4 0-10 0-20 0-29 2 3 4 6 7 9 0 1 2 2 3 2s2-1 3-2c3-3 5-6 7-9 0 9 0 19 0 29 0 2 2 4 4 4h1 2c2 0 4-2 4-4 0-14 0-28 0-43-2 0-4 0-7 0-2 0-3 0-4 1-3 5-7 10-10 15-3-5-7-10-10-15 0-1-2-1-3-1-18 0-34 0-52 0zM411 1430c-25 0-44 9-59 17-10 4-18 7-25 7-2 0-4-1-5-2-2-3-5-8-7-12-1-2-6-7-14-7-2 0-6 0-8 0-9 0-15 6-15 16 0 111 0 223 0 334 0 10 9 19 18 19 3 0 6 0 8 0 11 0 20-9 20-19 0-37 0-75 0-111 0-4 2-7 3-7 7 0 15 3 25 8 15 6 34 15 59 15 2 0 6 0 8 0 44 0 71-25 71-65 0-42 0-85 0-127 0-40-27-66-71-66-2 0-6 0-8 0zM956 1430c-26 0-45 9-60 17-10 4-18 7-24 7-4 0-5 0-7-3s-4-7-5-10c-3-5-8-8-15-8-3 0-5 0-7 0-9 0-16 6-16 16 0 73 0 145 0 218 0 11 9 20 19 20 2 0 4 0 8 0 11 0 19-9 19-20 0-55 0-111 0-166 0-15 13-28 29-28 21 0 42 0 64 0 15 0 29 13 29 28 0 55 0 111 0 166 0 11 7 20 18 20 3 0 5 0 8 0 10 0 19-9 19-20 0-57 0-115 0-172 0-39-28-65-72-65-3 0-5 0-7 0zM65 1433c-35 0-65 26-65 60 0 44 0 88 0 132 0 34 29 62 63 62 28 0 58 0 87 0 34 0 63-28 63-62 0-44 0-88 0-132 0-34-29-60-65-60-28 0-55 0-83 0zM620 1433c-35 0-65 26-65 60 0 44 0 87 0 131 0 34 29 63 62 63 30 0 60 0 91 0 11 0 18-8 18-19 0-2 0-3 0-5 0-10-7-17-18-17-26 0-50 0-74 0-21 0-32-10-32-29 0-13 0-26 0-39 44 0 88 0 133 0 21 0 34-12 34-35 0-17 0-33 0-50 0-34-28-60-65-60-28 0-56 0-84 0zM73 1473c22 0 45 0 67 0 14 0 26 12 26 26 0 40 0 81 0 121 0 14-11 26-26 26-23 0-45 0-68 0-15 0-26-12-26-26 0-40 0-81 0-121 0-14 11-26 27-26zM698 1473c14 0 25 11 25 25s0 28 0 41c-41 0-82 0-121 0 0-13 0-27 0-41s11-25 25-25c23 0 46 0 71 0zM353 1473c21 0 42 0 62 0 17 0 30 13 30 28 0 39 0 77 0 116 0 16-13 29-30 29-20 0-41 0-62 0-6 0-10-2-15-4-8-5-15-15-15-25 0-39 0-77 0-116 0-10 7-19 15-24 5-2 9-4 15-4z">
            <text:p/>
          </draw:path>
        </draw:g>
        <draw:g>
          <draw:path draw:style-name="gr2" draw:text-style-name="P2" draw:layer="layout" svg:width="2.913cm" svg:height="1.801cm" svg:x="4.495cm" svg:y="0.927cm" svg:viewBox="0 0 2914 1802" svg:d="M1410 0c-212 0-485 30-847 247-4 2-9 5-12 7-205 125-347 279-421 458-23 57-54 184-23 303 13 51 38 104 72 152 76 105 202 176 339 188 193 16 339-68 391-226 35-110 0-269-136-351-112-67-232-52-301-8-61 40-95 100-95 166 2 118 106 181 181 182 22 0 44-4 68-12 9-3 18-6 26-12 2 0 3 0 4-1l1-1c16-12 27-30 27-49 0-6-1-11-2-17-9-30-39-48-70-43-3 1-4 1-5 1-2 2-4 3-6 3-4 1-6 2-8 2-18 4-31 4-33 4-9 0-52-13-52-59 0-17 7-28 11-35 13-20 50-41 99-36 65 5 113 37 144 99 29 57 22 127-19 179-41 51-114 73-210 62-97-10-178-65-223-149-45-82-48-180-7-256 98-180 283-179 385-161 150 25 286 143 347 298 9 25 14 45 19 62 2 10 4 19 6 27 56 28 113 55 170 82 0 1 1 1 2 1s2 0 5 0c0-1 0-3 0-5-2-3-4-7-7-54-3-41-10-152 47-208 23-22 58-42 85-47 109-27 254-9 377 129 64 72 95 106 111 121 3 2 4 3 5 4 2 2 4 3 6 4 6 3 143 65 213 96 1 0 2 0 3-1 2-1 2-2 2-4-3-1-132-165-108-299 17-107 104-98 225-85 40 5 85 10 132 11 130 1 270-23 357-59 55-24 91-40 113-61 8-6 12-16 17-28 1-3 2-5 3-7 3-9 9-28 11-39 1-5 1-10-2-13-5 0-8 1-12 2-38 23-133 65-221 67-110 2-331-109-355-119 0-1-1-3-2-4-5-13-38-89-46-105 160 102 292 159 393 168 113 10 201-51 238-77 8-4 14-8 16-8 1-2 1-3 2-5-7-38-65-226-110-271-12-12-22-24-42-36-161-91-543-147-561-149-1 0-2 1-3 1 0 1 0 1-1 2 0 29-1 78-1 86-40-12-324-102-590-111-39-1-79-3-122-3zM2550 183c1 0 2 0 5 0 90 3 161 78 157 166-2 43-20 82-52 111s-73 44-117 43c-90-3-160-78-158-166 2-42 20-82 52-111 31-28 71-43 113-43zM2551 228c-28 0-56 11-77 31-23 20-36 48-37 78-2 64 48 116 112 119 31 1 61-11 84-32 22-20 35-48 36-78 2-63-48-116-112-118-2 0-3-1-6 0zM2576 285c1 0 2 0 3 0s1 0 2 0 2 0 3 0c2 0 2 0 3 0 19 4 36 13 39 26 0 1 1 0 1 1s0 1 0 3v1 1c0 1 0 1 0 2v1c0 1 0 1 0 2v1 1c-1 1-1 0-1 1-3 13-20 24-39 26-4 1-7 1-11 1-2 0-2 0-3 0s-1 0-2 0-2 0-3 0c-1-1-1 0-2-1-1 0-1 0-3 0-17-3-31-12-37-24 0-1 0-1 0-2s0 0-1-1c0-1 0-1 0-1 0-1 0-3 0-4s0-3 0-4c0-2 0-2 0-3 1 0 1 0 1 0 0-1 0-1 0-2s0 0 0-1c6-11 20-20 37-22 4-2 8-2 13-2zM1220 1266c-71 0-110 58-110 99 0 17 0 34 0 51 0 60 49 97 96 97 54 0 108 0 162 0 21 0 25 13 25 24s0 23 0 33c0 5-1 36-25 36-74 0-148 0-221 0-22 0-38 15-38 36 0 3 0 6 0 9 0 21 16 36 38 36 77 0 155 0 233 0 62 0 99-42 99-107 0-18 0-38 0-56 0-59-43-87-87-87-54 0-107 0-160 0-23 0-34-17-34-29 0-10 0-21 0-31 0-20 13-31 36-31 59 0 117 0 177 0 22 0 38-16 38-35 0-3 0-7 0-10 0-19-16-35-38-35-64 0-128 0-191 0zM1593 1266c-21 0-38 16-38 36 0 93 0 184 0 276 0 65 52 111 122 111 44 0 89 0 133 0 70 0 122-46 122-111 0-92 0-183 0-276 0-20-17-36-38-36-3 0-7 0-12 0-21 0-38 16-38 36 0 90 0 178 0 266 0 21-18 38-39 38-41 0-81 0-123 0-22 0-39-17-39-38 0-88 0-176 0-266 0-20-17-36-38-36-4 0-8 0-12 0zM2118 1266c-70 0-110 58-110 99 0 17 0 34 0 51 0 60 51 97 96 97 54 0 108 0 162 0 21 0 25 13 25 24s0 23 0 33c0 5-1 36-25 36-73 0-147 0-221 0-22 0-37 15-37 36 0 3 0 6 0 9 0 21 15 36 37 36 79 0 156 0 233 0 62 0 100-42 100-107 0-18 0-38 0-56 0-59-44-87-88-87-53 0-106 0-159 0-24 0-35-17-35-29 0-10 0-21 0-31 0-20 13-31 37-31 59 0 117 0 176 0 22 0 38-16 38-35 0-3 0-7 0-10 0-19-16-35-38-35-63 0-127 0-191 0zM2491 1266c-21 0-37 15-37 35 0 118 0 234 0 350 0 20 16 36 37 36 95 0 190 0 285 0 21 0 38-15 38-36 0-3 0-6 0-9 0-21-16-36-38-36-78 0-156 0-235 0 0-29 0-59 0-88 58 0 115 0 172 0 22 0 38-15 38-36 0-3 0-6 0-10 0-20-16-35-38-35-57 0-114 0-172 0 0-30 0-60 0-92 74 0 149 0 223 0 22 0 38-14 38-34 0-3 0-7 0-10 0-20-16-35-38-35-91 0-182 0-273 0zM2828 1279c-2 0-4 1-4 3 0 1 0 2 0 2 0 2 2 3 4 3 4 0 10 0 14 0 0 12 0 24 0 35 0 2 3 4 5 4 1 0 1 0 2 0 2 0 3-2 3-4 0-11 0-23 0-35 7 0 13 0 20 0 0 12 0 24 0 35 0 2 2 4 4 4s2 0 3 0c2 0 4-2 4-4 0-10 0-20 0-29 2 3 4 6 7 9 0 1 2 2 3 2s2-1 3-2c3-3 5-6 7-9 0 9 0 19 0 29 0 2 2 4 4 4h1 2c2 0 4-2 4-4 0-14 0-28 0-43-2 0-4 0-7 0-2 0-3 0-4 1-3 5-7 10-10 15-3-5-7-10-10-15 0-1-2-1-3-1-18 0-34 0-52 0zM411 1430c-25 0-44 9-59 17-10 4-18 7-25 7-2 0-4-1-5-2-2-3-5-8-7-12-1-2-6-7-14-7-2 0-6 0-8 0-9 0-15 6-15 16 0 111 0 223 0 334 0 10 9 19 18 19 3 0 6 0 8 0 11 0 20-9 20-19 0-37 0-75 0-111 0-4 2-7 3-7 7 0 15 3 25 8 15 6 34 15 59 15 2 0 6 0 8 0 44 0 71-25 71-65 0-42 0-85 0-127 0-40-27-66-71-66-2 0-6 0-8 0zM956 1430c-26 0-45 9-60 17-10 4-18 7-24 7-4 0-5 0-7-3s-4-7-5-10c-3-5-8-8-15-8-3 0-5 0-7 0-9 0-16 6-16 16 0 73 0 145 0 218 0 11 9 20 19 20 2 0 4 0 8 0 11 0 19-9 19-20 0-55 0-111 0-166 0-15 13-28 29-28 21 0 42 0 64 0 15 0 29 13 29 28 0 55 0 111 0 166 0 11 7 20 18 20 3 0 5 0 8 0 10 0 19-9 19-20 0-57 0-115 0-172 0-39-28-65-72-65-3 0-5 0-7 0zM65 1433c-35 0-65 26-65 60 0 44 0 88 0 132 0 34 29 62 63 62 28 0 58 0 87 0 34 0 63-28 63-62 0-44 0-88 0-132 0-34-29-60-65-60-28 0-55 0-83 0zM620 1433c-35 0-65 26-65 60 0 44 0 87 0 131 0 34 29 63 62 63 30 0 60 0 91 0 11 0 18-8 18-19 0-2 0-3 0-5 0-10-7-17-18-17-26 0-50 0-74 0-21 0-32-10-32-29 0-13 0-26 0-39 44 0 88 0 133 0 21 0 34-12 34-35 0-17 0-33 0-50 0-34-28-60-65-60-28 0-56 0-84 0zM73 1473c22 0 45 0 67 0 14 0 26 12 26 26 0 40 0 81 0 121 0 14-11 26-26 26-23 0-45 0-68 0-15 0-26-12-26-26 0-40 0-81 0-121 0-14 11-26 27-26zM698 1473c14 0 25 11 25 25s0 28 0 41c-41 0-82 0-121 0 0-13 0-27 0-41s11-25 25-25c23 0 46 0 71 0zM353 1473c21 0 42 0 62 0 17 0 30 13 30 28 0 39 0 77 0 116 0 16-13 29-30 29-20 0-41 0-62 0-6 0-10-2-15-4-8-5-15-15-15-25 0-39 0-77 0-116 0-10 7-19 15-24 5-2 9-4 15-4z">
            <text:p/>
          </draw:path>
        </draw:g>
        <draw:path draw:style-name="gr1" draw:text-style-name="P1" draw:layer="layout" svg:width="0.73cm" svg:height="0.714cm" svg:x="19.506cm" svg:y="0.917cm" svg:viewBox="0 0 731 715" svg:d="M0 0c244 0 487 0 731 0 0 238 0 477 0 715-244 0-487 0-731 0 0-238 0-477 0-715z">
          <text:p/>
        </draw:path>
        <draw:path draw:style-name="gr2" draw:text-style-name="P2" draw:layer="layout" svg:width="0.73cm" svg:height="0.714cm" svg:x="19.506cm" svg:y="1.87cm" svg:viewBox="0 0 731 715" svg:d="M0 0c244 0 487 0 731 0 0 238 0 477 0 715-244 0-487 0-731 0 0-238 0-477 0-715z">
          <text:p/>
        </draw:path>
        <draw:path draw:style-name="gr3" draw:text-style-name="P3" draw:layer="layout" svg:width="0.73cm" svg:height="0.714cm" svg:x="19.506cm" svg:y="2.823cm" svg:viewBox="0 0 731 715" svg:d="M0 0c244 0 487 0 731 0 0 238 0 477 0 715-244 0-487 0-731 0 0-238 0-477 0-715z">
          <text:p/>
        </draw:path>
        <draw:path draw:style-name="gr4" draw:text-style-name="P4" draw:layer="layout" svg:width="0.73cm" svg:height="0.713cm" svg:x="19.506cm" svg:y="3.776cm" svg:viewBox="0 0 731 714" svg:d="M0 0c244 0 487 0 731 0 0 238 0 476 0 714-244 0-487 0-731 0 0-238 0-476 0-714z">
          <text:p/>
        </draw:path>
        <draw:path draw:style-name="gr5" draw:text-style-name="P5" draw:layer="layout" svg:width="0.73cm" svg:height="0.714cm" svg:x="19.506cm" svg:y="4.68cm" svg:viewBox="0 0 731 715" svg:d="M0 0c244 0 487 0 731 0 0 238 0 477 0 715-244 0-487 0-731 0 0-238 0-477 0-715z">
          <text:p/>
        </draw:path>
        <draw:path draw:style-name="gr6" draw:text-style-name="P6" draw:layer="layout" svg:width="0.73cm" svg:height="0.714cm" svg:x="19.506cm" svg:y="5.634cm" svg:viewBox="0 0 731 715" svg:d="M0 0c244 0 487 0 731 0 0 238 0 477 0 715-244 0-487 0-731 0 0-238 0-477 0-715z">
          <text:p/>
        </draw:path>
        <draw:g>
          <draw:path draw:style-name="gr7" draw:text-style-name="P7" draw:layer="layout" svg:width="0.07cm" svg:height="0.085cm" svg:x="20.469cm" svg:y="0.974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3cm" svg:height="0.086cm" svg:x="20.547cm" svg:y="0.972cm" svg:viewBox="0 0 54 87" svg:d="M0 0c18 0 36 0 54 0 0 2 0 3 0 5-10 27-20 54-31 82-3 0-8 0-12 0 10-26 20-51 30-77-13 0-28 0-41 0 0-4 0-7 0-10z">
            <text:p/>
          </draw:path>
          <draw:path draw:style-name="gr7" draw:text-style-name="P7" draw:layer="layout" svg:width="0.053cm" svg:height="0.089cm" svg:x="20.617cm" svg:y="0.971cm" svg:viewBox="0 0 54 90" svg:d="M36 42c7 2 10 4 14 9 3 3 4 8 4 14 0 8-2 14-8 19-5 4-13 6-22 6-4 0-7 0-12-1-4-1-8-2-12-3v-12c4 2 8 4 11 5 4 1 8 2 12 2 7 0 11-2 14-5 4-3 6-7 6-12s-2-9-6-12c-3-4-7-5-13-5h-10v-9h10c5 0 9-1 12-4 4-3 5-6 5-10 0-5-1-8-5-10-2-3-6-4-12-4-3 0-6 1-10 1-4 1-7 2-12 4v-12c6-1 9-2 13-2 4-1 7-1 9-1 9 0 16 2 21 6 5 5 7 10 7 18 0 4-1 8-4 12-3 3-6 5-12 6z">
            <text:p/>
          </draw:path>
          <draw:path draw:style-name="gr7" draw:text-style-name="P7" draw:layer="layout" svg:width="0.055cm" svg:height="0.086cm" svg:x="20.689cm" svg:y="0.972cm" svg:viewBox="0 0 56 87" svg:d="M12 46v32h13c7 0 12-2 15-4s4-6 4-12c0-5-1-9-4-11-4-4-8-5-15-5zM12 10v27h13c6 0 10-1 12-4 3-2 4-6 4-10 0-5-1-8-4-10-2-2-6-3-12-3zM0 0h25c9 0 16 2 21 5 5 5 7 10 7 18 0 5-1 9-3 13-4 3-7 4-13 5 6 1 10 3 14 7 3 5 5 9 5 16s-3 14-8 17c-5 4-13 6-23 6h-25z">
            <text:p/>
          </draw:path>
          <draw:path draw:style-name="gr7" draw:text-style-name="P7" draw:layer="layout" svg:width="0.066cm" svg:height="0.086cm" svg:x="20.75cm" svg:y="0.973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1cm" svg:height="0.087cm" svg:x="20.828cm" svg:y="0.971cm" svg:viewBox="0 0 52 88" svg:d="M13 79h39v9h-52v-9c8-8 13-14 19-21 5-5 9-10 11-12 4-5 6-8 7-12 2-3 3-6 3-8 0-6-1-9-5-12-2-3-6-4-11-4-3 0-7 1-11 2s-7 3-12 5v-12c3-1 8-3 11-4 5-1 8-1 11-1 9 0 16 2 21 6 6 6 8 11 8 19 0 3-1 7-2 11-3 4-6 7-9 12-2 3-6 6-10 10-3 6-10 12-18 21z">
            <text:p/>
          </draw:path>
          <draw:path draw:style-name="gr7" draw:text-style-name="P7" draw:layer="layout" svg:width="0.052cm" svg:height="0.087cm" svg:x="20.897cm" svg:y="0.973cm" svg:viewBox="0 0 53 88" svg:d="M3 0h44v10h-33v21c1-1 4-1 5-1 2-1 4-1 5-1 9 0 17 3 21 9 6 5 8 12 8 21s-2 16-8 22c-5 5-13 7-22 7-5 0-9 0-13-1-3 0-7-1-10-2v-12c3 1 7 3 11 5 3 1 7 1 11 1 6 0 11-3 14-6 4-3 6-7 6-14 0-6-2-12-6-15-3-3-8-5-15-5-3 0-6 1-9 1-3 1-5 2-9 3z">
            <text:p/>
          </draw:path>
          <draw:path draw:style-name="gr7" draw:text-style-name="P7" draw:layer="layout" svg:width="0.07cm" svg:height="0.085cm" svg:x="20.469cm" svg:y="1.927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47cm" svg:height="0.086cm" svg:x="20.553cm" svg:y="1.926cm" svg:viewBox="0 0 48 87" svg:d="M1 76c7 0 12 0 19 0 0-21 0-44 0-65-7 1-13 3-20 4 0-3 0-7 0-11 7-1 13-3 20-4 3 0 8 0 11 0 0 26 0 52 0 76 6 0 12 0 17 0 0 4 0 7 0 11-15 0-30 0-47 0 0-4 0-7 0-11z">
            <text:p/>
          </draw:path>
          <draw:path draw:style-name="gr7" draw:text-style-name="P7" draw:layer="layout" svg:width="0.053cm" svg:height="0.086cm" svg:x="20.618cm" svg:y="1.925cm" svg:viewBox="0 0 54 87" svg:d="M0 0c18 0 36 0 54 0 0 2 0 3 0 5-10 27-20 54-31 82-3 0-8 0-12 0 10-26 20-51 30-77-13 0-28 0-41 0 0-4 0-7 0-10z">
            <text:p/>
          </draw:path>
          <draw:path draw:style-name="gr7" draw:text-style-name="P7" draw:layer="layout" svg:width="0.053cm" svg:height="0.089cm" svg:x="20.687cm" svg:y="1.924cm" svg:viewBox="0 0 54 90" svg:d="M36 42c7 2 10 4 14 9 3 3 4 8 4 14 0 8-2 14-8 19-5 4-13 6-22 6-4 0-7 0-12-1-4-1-8-2-12-3v-12c4 2 8 4 11 5 4 1 8 2 12 2 7 0 11-2 14-5 4-3 6-7 6-12s-2-9-6-12c-3-4-7-5-13-5h-10v-9h10c5 0 9-1 12-4 4-3 5-6 5-10 0-5-1-8-5-10-2-3-6-4-12-4-3 0-6 1-10 1-4 1-7 2-12 4v-12c6-1 9-2 13-2 4-1 7-1 9-1 9 0 16 2 21 6 5 5 7 10 7 18 0 4-1 8-4 12-3 3-6 5-12 6z">
            <text:p/>
          </draw:path>
          <draw:path draw:style-name="gr7" draw:text-style-name="P7" draw:layer="layout" svg:width="0.05cm" svg:height="0.086cm" svg:x="20.762cm" svg:y="1.925cm" svg:viewBox="0 0 51 87" svg:d="M0 0c17 0 34 0 51 0 0 3 0 6 0 10-14 0-27 0-39 0 0 8 0 17 0 26 11 0 23 0 35 0 0 3 0 6 0 9-12 0-24 0-35 0 0 14 0 28 0 42-4 0-8 0-12 0 0-29 0-58 0-87z">
            <text:p/>
          </draw:path>
          <draw:path draw:style-name="gr7" draw:text-style-name="P7" draw:layer="layout" svg:width="0.059cm" svg:height="0.086cm" svg:x="20.825cm" svg:y="1.926cm" svg:viewBox="0 0 60 87" svg:d="M36 11c-8 15-17 30-27 46 10 0 19 0 27 0 0-16 0-31 0-46zM34 0c5 0 9 0 14 0 0 19 0 38 0 57 4 0 8 0 12 0 0 3 0 7 0 10-4 0-8 0-12 0 0 6 0 13 0 20-4 0-7 0-12 0 0-7 0-14 0-20-12 0-24 0-36 0 0-5 0-8 0-12 11-18 23-37 34-55z">
            <text:p/>
          </draw:path>
          <draw:path draw:style-name="gr7" draw:text-style-name="P7" draw:layer="layout" svg:width="0.05cm" svg:height="0.086cm" svg:x="20.902cm" svg:y="1.925cm" svg:viewBox="0 0 51 87" svg:d="M0 0c17 0 34 0 51 0 0 3 0 6 0 10-14 0-27 0-39 0 0 8 0 17 0 26 11 0 23 0 35 0 0 3 0 6 0 9-12 0-24 0-35 0 0 14 0 28 0 42-4 0-8 0-12 0 0-29 0-58 0-87z">
            <text:p/>
          </draw:path>
          <draw:path draw:style-name="gr7" draw:text-style-name="P7" draw:layer="layout" svg:width="0.07cm" svg:height="0.085cm" svg:x="20.469cm" svg:y="2.881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3cm" svg:height="0.089cm" svg:x="20.547cm" svg:y="2.877cm" svg:viewBox="0 0 54 90" svg:d="M36 42c7 2 10 4 14 9 3 3 4 8 4 14 0 8-2 14-8 19-5 4-13 6-22 6-4 0-7 0-12-1-4-1-8-2-12-3v-12c4 2 8 4 11 5 4 1 8 2 12 2 7 0 11-2 14-5 4-3 6-7 6-12s-2-9-6-12c-3-4-7-5-13-5h-10v-9h10c5 0 9-1 12-4 4-3 5-6 5-10 0-5-1-8-5-10-2-3-6-4-12-4-3 0-6 1-10 1-4 1-7 2-12 4v-12c6-1 9-2 13-2 4-1 7-1 9-1 9 0 16 2 21 6 5 5 7 10 7 18 0 4-1 8-4 12-3 3-6 5-12 6z">
            <text:p/>
          </draw:path>
          <draw:path draw:style-name="gr7" draw:text-style-name="P7" draw:layer="layout" svg:width="0.052cm" svg:height="0.087cm" svg:x="20.618cm" svg:y="2.88cm" svg:viewBox="0 0 53 88" svg:d="M3 0h44v10h-33v21c1-1 4-1 5-1 2-1 4-1 5-1 9 0 17 3 21 9 6 5 8 12 8 21s-2 16-8 22c-5 5-13 7-22 7-5 0-9 0-13-1-3 0-7-1-10-2v-12c3 1 7 3 11 5 3 1 7 1 11 1 6 0 11-3 14-6 4-3 6-7 6-14 0-6-2-12-6-15-3-3-8-5-15-5-3 0-6 1-9 1-3 1-5 2-9 3z">
            <text:p/>
          </draw:path>
          <draw:path draw:style-name="gr7" draw:text-style-name="P7" draw:layer="layout" svg:width="0.055cm" svg:height="0.086cm" svg:x="20.689cm" svg:y="2.879cm" svg:viewBox="0 0 56 87" svg:d="M12 46v32h13c7 0 12-2 15-4s4-6 4-12c0-5-1-9-4-11-4-4-8-5-15-5zM12 10v27h13c6 0 10-1 12-4 3-2 4-6 4-10 0-5-1-8-4-10-2-2-6-3-12-3zM0 0h25c9 0 16 2 21 5 5 5 7 10 7 18 0 5-1 9-3 13-4 3-7 4-13 5 6 1 10 3 14 7 3 5 5 9 5 16s-3 14-8 17c-5 4-13 6-23 6h-25z">
            <text:p/>
          </draw:path>
          <draw:path draw:style-name="gr7" draw:text-style-name="P7" draw:layer="layout" svg:width="0.055cm" svg:height="0.089cm" svg:x="20.756cm" svg:y="2.877cm" svg:viewBox="0 0 56 90" svg:d="M26 50c6 0 10-3 13-6s4-8 4-15c0-6-1-11-4-14-3-4-7-5-13-5-4 0-8 1-11 4-2 3-4 9-4 15 0 7 2 12 4 15 3 3 7 6 11 6zM7 86v-11c2 3 4 4 7 4 3 1 6 1 8 1 8 0 13-2 18-8 3-6 5-14 5-26-2 5-4 8-8 10-3 2-7 3-11 3-8 0-15-3-19-8-5-5-7-12-7-22 0-9 2-16 7-21 5-6 12-8 19-8 10 0 18 3 22 11 5 7 8 18 8 34 0 14-3 26-9 34-5 7-14 11-24 11-3 0-5-1-9-1-2-1-5-2-7-3z">
            <text:p/>
          </draw:path>
          <draw:path draw:style-name="gr7" draw:text-style-name="P7" draw:layer="layout" svg:width="0.066cm" svg:height="0.086cm" svg:x="20.822cm" svg:y="2.88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5cm" svg:height="0.086cm" svg:x="20.898cm" svg:y="2.879cm" svg:viewBox="0 0 56 87" svg:d="M12 46v32h13c7 0 12-2 15-4s4-6 4-12c0-5-1-9-4-11-4-4-8-5-15-5zM12 10v27h13c6 0 10-1 12-4 3-2 4-6 4-10 0-5-1-8-4-10-2-2-6-3-12-3zM0 0h25c9 0 16 2 21 5 5 5 7 10 7 18 0 5-1 9-3 13-4 3-7 4-13 5 6 1 10 3 14 7 3 5 5 9 5 16s-3 14-8 17c-5 4-13 6-23 6h-25z">
            <text:p/>
          </draw:path>
          <draw:path draw:style-name="gr7" draw:text-style-name="P7" draw:layer="layout" svg:width="0.07cm" svg:height="0.085cm" svg:x="20.469cm" svg:y="3.832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5cm" svg:height="0.089cm" svg:x="20.547cm" svg:y="3.829cm" svg:viewBox="0 0 56 90" svg:d="M20 44c0-2 1-3 2-5 2-1 3-2 6-2 2 0 4 1 5 2 2 2 2 3 2 5s0 4-2 7c-1 1-3 2-5 2-3 0-4-1-6-2-1-3-2-4-2-7zM28 10c-6 0-9 2-13 8-2 6-3 15-3 27s1 21 3 27c4 6 7 9 13 9 5 0 9-3 12-9s4-15 4-27-1-21-4-27-7-8-12-8zM28 0c9 0 16 4 20 12 5 7 8 18 8 33s-3 26-8 34c-4 7-11 11-20 11s-16-4-21-11c-5-8-7-19-7-34s2-26 7-33c5-8 12-12 21-12z">
            <text:p/>
          </draw:path>
          <draw:path draw:style-name="gr7" draw:text-style-name="P7" draw:layer="layout" svg:width="0.055cm" svg:height="0.089cm" svg:x="20.617cm" svg:y="3.829cm" svg:viewBox="0 0 56 90" svg:d="M20 44c0-2 1-3 2-5 2-1 3-2 6-2 2 0 4 1 5 2 2 2 2 3 2 5s0 4-2 7c-1 1-3 2-5 2-3 0-4-1-6-2-1-3-2-4-2-7zM28 10c-6 0-9 2-13 8-2 6-3 15-3 27s1 21 3 27c4 6 7 9 13 9 5 0 9-3 12-9s4-15 4-27-1-21-4-27-7-8-12-8zM28 0c9 0 16 4 20 12 5 7 8 18 8 33s-3 26-8 34c-4 7-11 11-20 11s-16-4-21-11c-5-8-7-19-7-34s2-26 7-33c5-8 12-12 21-12z">
            <text:p/>
          </draw:path>
          <draw:path draw:style-name="gr7" draw:text-style-name="P7" draw:layer="layout" svg:width="0.066cm" svg:height="0.086cm" svg:x="20.682cm" svg:y="3.831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9cm" svg:height="0.086cm" svg:x="20.754cm" svg:y="3.831cm" svg:viewBox="0 0 60 87" svg:d="M36 11c-8 15-17 30-27 46 10 0 19 0 27 0 0-16 0-31 0-46zM34 0c5 0 9 0 14 0 0 19 0 38 0 57 4 0 8 0 12 0 0 3 0 7 0 10-4 0-8 0-12 0 0 6 0 13 0 20-4 0-7 0-12 0 0-7 0-14 0-20-12 0-24 0-36 0 0-5 0-8 0-12 11-18 23-37 34-55z">
            <text:p/>
          </draw:path>
          <draw:path draw:style-name="gr7" draw:text-style-name="P7" draw:layer="layout" svg:width="0.055cm" svg:height="0.089cm" svg:x="20.827cm" svg:y="3.829cm" svg:viewBox="0 0 56 90" svg:d="M28 47c-5 0-9 1-13 5-2 3-3 7-3 13 0 5 1 9 5 11 2 4 6 5 11 5s9-1 12-5c3-2 4-6 4-11 0-6-1-10-4-13-3-4-7-5-12-5zM18 42c-5-1-9-3-11-6-4-4-5-8-5-13 0-7 2-13 7-17 4-4 11-6 19-6s14 2 19 6 7 10 7 17c0 5-1 9-4 13-3 3-7 5-11 6 5 2 9 4 13 9 2 3 4 8 4 15s-3 14-8 18c-4 4-12 6-20 6-9 0-16-2-20-6-6-4-8-11-8-18s1-12 4-15c4-5 8-7 14-9zM13 24c0 4 1 8 5 10 2 3 5 4 10 4s8-1 11-4c2-2 3-6 3-10 0-5-1-9-3-11-3-2-6-4-11-4s-8 2-10 4c-4 2-5 6-5 11z">
            <text:p/>
          </draw:path>
          <draw:path draw:style-name="gr7" draw:text-style-name="P7" draw:layer="layout" svg:width="0.055cm" svg:height="0.089cm" svg:x="20.896cm" svg:y="3.829cm" svg:viewBox="0 0 56 90" svg:d="M26 50c6 0 10-3 13-6s4-8 4-15c0-6-1-11-4-14-3-4-7-5-13-5-4 0-8 1-11 4-2 3-4 9-4 15 0 7 2 12 4 15 3 3 7 6 11 6zM7 86v-11c2 3 4 4 7 4 3 1 6 1 8 1 8 0 13-2 18-8 3-6 5-14 5-26-2 5-4 8-8 10-3 2-7 3-11 3-8 0-15-3-19-8-5-5-7-12-7-22 0-9 2-16 7-21 5-6 12-8 19-8 10 0 18 3 22 11 5 7 8 18 8 34 0 14-3 26-9 34-5 7-14 11-24 11-3 0-5-1-9-1-2-1-5-2-7-3z">
            <text:p/>
          </draw:path>
          <draw:path draw:style-name="gr7" draw:text-style-name="P7" draw:layer="layout" svg:width="0.07cm" svg:height="0.085cm" svg:x="20.469cm" svg:y="4.738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5cm" svg:height="0.089cm" svg:x="20.547cm" svg:y="4.734cm" svg:viewBox="0 0 56 90" svg:d="M50 3v11c-3-1-6-2-8-3-3 0-6-1-9-1-8 0-13 3-16 8-5 6-6 14-6 25 1-3 4-6 8-9 3-2 6-3 11-3 7 0 14 2 18 8 5 5 8 13 8 22s-3 17-8 22c-4 5-11 7-19 7-10 0-17-3-22-10-5-8-7-19-7-35 0-15 3-26 9-33 5-8 13-12 24-12 2 0 6 0 8 1 3 0 5 1 9 2zM29 41c-5 0-9 1-12 5s-4 9-4 15 1 11 4 14c3 5 7 6 12 6s8-1 12-5c2-4 3-8 3-15s-1-13-3-16c-4-3-7-4-12-4z">
            <text:p/>
          </draw:path>
          <draw:path draw:style-name="gr7" draw:text-style-name="P7" draw:layer="layout" svg:width="0.055cm" svg:height="0.086cm" svg:x="20.617cm" svg:y="4.735cm" svg:viewBox="0 0 56 87" svg:d="M18 78c10 0 16-3 19-8 5-4 7-14 7-26 0-13-2-22-7-27-3-5-9-7-19-7h-6v68zM18 0c13 0 23 3 28 11 7 6 10 18 10 33 0 14-3 26-10 32-5 8-15 11-28 11h-18v-87z">
            <text:p/>
          </draw:path>
          <draw:path draw:style-name="gr7" draw:text-style-name="P7" draw:layer="layout" svg:width="0.066cm" svg:height="0.086cm" svg:x="20.682cm" svg:y="4.737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3cm" svg:height="0.086cm" svg:x="20.757cm" svg:y="4.735cm" svg:viewBox="0 0 54 87" svg:d="M0 0c18 0 36 0 54 0 0 2 0 3 0 5-10 27-20 54-31 82-3 0-8 0-12 0 10-26 20-51 30-77-13 0-28 0-41 0 0-4 0-7 0-10z">
            <text:p/>
          </draw:path>
          <draw:path draw:style-name="gr7" draw:text-style-name="P7" draw:layer="layout" svg:width="0.059cm" svg:height="0.086cm" svg:x="20.825cm" svg:y="4.737cm" svg:viewBox="0 0 60 87" svg:d="M36 11c-8 15-17 30-27 46 10 0 19 0 27 0 0-16 0-31 0-46zM34 0c5 0 9 0 14 0 0 19 0 38 0 57 4 0 8 0 12 0 0 3 0 7 0 10-4 0-8 0-12 0 0 6 0 13 0 20-4 0-7 0-12 0 0-7 0-14 0-20-12 0-24 0-36 0 0-5 0-8 0-12 11-18 23-37 34-55z">
            <text:p/>
          </draw:path>
          <draw:path draw:style-name="gr7" draw:text-style-name="P7" draw:layer="layout" svg:width="0.047cm" svg:height="0.086cm" svg:x="20.903cm" svg:y="4.737cm" svg:viewBox="0 0 48 87" svg:d="M1 76c7 0 12 0 19 0 0-21 0-44 0-65-7 1-13 3-20 4 0-3 0-7 0-11 7-1 13-3 20-4 3 0 8 0 11 0 0 26 0 52 0 76 6 0 12 0 17 0 0 4 0 7 0 11-15 0-30 0-47 0 0-4 0-7 0-11z">
            <text:p/>
          </draw:path>
          <draw:path draw:style-name="gr7" draw:text-style-name="P7" draw:layer="layout" svg:width="0.07cm" svg:height="0.085cm" svg:x="20.469cm" svg:y="5.691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1cm" svg:height="0.087cm" svg:x="20.548cm" svg:y="5.688cm" svg:viewBox="0 0 52 88" svg:d="M13 79h39v9h-52v-9c8-8 13-14 19-21 5-5 9-10 11-12 4-5 6-8 7-12 2-3 3-6 3-8 0-6-1-9-5-12-2-3-6-4-11-4-3 0-7 1-11 2s-7 3-12 5v-12c3-1 8-3 11-4 5-1 8-1 11-1 9 0 16 2 21 6 6 6 8 11 8 19 0 3-1 7-2 11-3 4-6 7-9 12-2 3-6 6-10 10-3 6-10 12-18 21z">
            <text:p/>
          </draw:path>
          <draw:path draw:style-name="gr7" draw:text-style-name="P7" draw:layer="layout" svg:width="0.047cm" svg:height="0.086cm" svg:x="20.623cm" svg:y="5.69cm" svg:viewBox="0 0 48 87" svg:d="M1 76c7 0 12 0 19 0 0-21 0-44 0-65-7 1-13 3-20 4 0-3 0-7 0-11 7-1 13-3 20-4 3 0 8 0 11 0 0 26 0 52 0 76 6 0 12 0 17 0 0 4 0 7 0 11-15 0-30 0-47 0 0-4 0-7 0-11z">
            <text:p/>
          </draw:path>
          <draw:path draw:style-name="gr7" draw:text-style-name="P7" draw:layer="layout" svg:width="0.066cm" svg:height="0.086cm" svg:x="20.682cm" svg:y="5.69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9cm" svg:height="0.086cm" svg:x="20.754cm" svg:y="5.69cm" svg:viewBox="0 0 60 87" svg:d="M36 11c-8 15-17 30-27 46 10 0 19 0 27 0 0-16 0-31 0-46zM34 0c5 0 9 0 14 0 0 19 0 38 0 57 4 0 8 0 12 0 0 3 0 7 0 10-4 0-8 0-12 0 0 6 0 13 0 20-4 0-7 0-12 0 0-7 0-14 0-20-12 0-24 0-36 0 0-5 0-8 0-12 11-18 23-37 34-55z">
            <text:p/>
          </draw:path>
          <draw:path draw:style-name="gr7" draw:text-style-name="P7" draw:layer="layout" svg:width="0.055cm" svg:height="0.086cm" svg:x="20.827cm" svg:y="5.689cm" svg:viewBox="0 0 56 87" svg:d="M18 78c10 0 16-3 19-8 5-4 7-14 7-26 0-13-2-22-7-27-3-5-9-7-19-7h-6v68zM18 0c13 0 23 3 28 11 7 6 10 18 10 33 0 14-3 26-10 32-5 8-15 11-28 11h-18v-87z">
            <text:p/>
          </draw:path>
          <draw:path draw:style-name="gr7" draw:text-style-name="P7" draw:layer="layout" svg:width="0.05cm" svg:height="0.086cm" svg:x="20.902cm" svg:y="5.689cm" svg:viewBox="0 0 51 87" svg:d="M0 0c17 0 34 0 51 0 0 3 0 6 0 10-14 0-27 0-39 0 0 8 0 17 0 26 11 0 23 0 35 0 0 3 0 6 0 9-12 0-24 0-35 0 0 14 0 28 0 42-4 0-8 0-12 0 0-29 0-58 0-87z">
            <text:p/>
          </draw:path>
        </draw:g>
        <draw:g>
          <draw:path draw:style-name="gr1" draw:text-style-name="P1" draw:layer="layout" svg:width="0.37cm" svg:height="0.419cm" svg:x="2.091cm" svg:y="2.89cm" svg:viewBox="0 0 371 420" svg:d="M110 0c-70 0-109 58-109 99 0 17 0 35 0 52 0 60 50 97 96 97 54 0 108 0 162 0 21 0 25 13 25 22 0 12 0 23 0 34 0 4-1 36-25 36-74 0-148 0-222 0-22 0-37 14-37 35 0 3 0 6 0 10 0 20 15 35 37 35 79 0 156 0 234 0 61 0 100-42 100-105 0-19 0-37 0-55 0-61-44-88-88-88-53 0-107 0-160 0-24 0-35-18-35-30 0-11 0-21 0-31 0-19 13-31 38-31 58 0 118 0 176 0 22 0 39-15 39-35 0-3 0-6 0-9 0-21-18-36-40-36-64 0-127 0-191 0z">
            <text:p/>
          </draw:path>
          <draw:path draw:style-name="gr1" draw:text-style-name="P1" draw:layer="layout" svg:width="0.377cm" svg:height="0.421cm" svg:x="2.536cm" svg:y="2.89cm" svg:viewBox="0 0 378 422" svg:d="M328 0c-21 0-38 16-38 38 0 88 0 176 0 264 0 21-18 38-39 38-41 0-82 0-123 0-22 0-40-17-40-38 0-88 0-176 0-264 0-22-16-38-37-38-5 0-8 0-12 0-21 0-39 16-39 38 0 91 0 183 0 273 0 65 52 111 123 111 45 0 89 0 133 0 70 0 122-46 122-111 0-90 0-182 0-273 0-22-17-38-37-38-5 0-8 0-13 0z">
            <text:p/>
          </draw:path>
          <draw:path draw:style-name="gr1" draw:text-style-name="P1" draw:layer="layout" svg:width="0.372cm" svg:height="0.419cm" svg:x="2.989cm" svg:y="2.89cm" svg:viewBox="0 0 373 420" svg:d="M111 0c-70 0-110 58-110 99 0 17 0 35 0 52 0 60 51 97 97 97 54 0 108 0 162 0 20 0 24 13 24 22 0 12 0 23 0 34 0 4 0 36-24 36-74 0-148 0-221 0-22 0-39 14-39 35 0 3 0 6 0 10 0 20 17 35 39 35 78 0 155 0 233 0 61 0 101-42 101-105 0-19 0-37 0-55 0-61-45-88-89-88-53 0-107 0-159 0-25 0-36-18-36-30 0-11 0-21 0-31 0-19 13-31 37-31 59 0 118 0 177 0 21 0 38-15 38-35 0-3 0-6 0-9 0-21-17-36-39-36-64 0-127 0-191 0z">
            <text:p/>
          </draw:path>
          <draw:path draw:style-name="gr1" draw:text-style-name="P1" draw:layer="layout" svg:width="0.359cm" svg:height="0.419cm" svg:x="3.436cm" svg:y="2.89cm" svg:viewBox="0 0 360 420" svg:d="M37 0c-20 0-37 15-37 36 0 116 0 232 0 349 0 20 15 35 36 35 95 0 191 0 286 0 22 0 38-15 38-35 0-4 0-7 0-10 0-21-16-35-38-35-78 0-156 0-234 0 0-29 0-59 0-88 57 0 114 0 171 0 22 0 39-15 39-36 0-3 0-6 0-9 0-21-17-35-39-35-57 0-114 0-171 0 0-31 0-62 0-92 74 0 148 0 222 0 22 0 38-14 38-36 0-3 0-5 0-8 0-21-16-36-38-36-91 0-182 0-273 0z">
            <text:p/>
          </draw:path>
          <draw:path draw:style-name="gr1" draw:text-style-name="P1" draw:layer="layout" svg:width="0.212cm" svg:height="0.253cm" svg:x="0.981cm" svg:y="3.057cm" svg:viewBox="0 0 213 254" svg:d="M46 67c0-14 12-26 27-26 23 0 45 0 68 0 13 0 25 12 25 26 0 40 0 79 0 120 0 14-11 26-25 26-23 0-46 0-69 0-15 0-26-12-26-26 0-41 0-80 0-120zM65 0c-36 0-65 27-65 60 0 44 0 89 0 133 0 33 29 61 63 61 28 0 58 0 87 0 35 0 63-28 63-61 0-44 0-89 0-133 0-33-29-60-65-60-28 0-55 0-83 0z">
            <text:p/>
          </draw:path>
          <draw:path draw:style-name="gr1" draw:text-style-name="P1" draw:layer="layout" svg:width="0.213cm" svg:height="0.37cm" svg:x="1.259cm" svg:y="3.055cm" svg:viewBox="0 0 214 371" svg:d="M46 71c0-15 12-28 29-28 21 0 43 0 64 0 16 0 29 13 29 28 0 38 0 77 0 115 0 16-14 29-29 29-21 0-43 0-64 0-17 0-29-13-29-29 0-38 0-77 0-115zM133 0c-25 0-44 9-59 16-10 4-18 9-24 9-3 0-5-2-6-3-2-5-4-8-7-12-1-2-6-8-14-8-3 0-5 0-9 0-7 0-14 7-14 16 0 111 0 223 0 334 0 10 8 19 19 19 2 0 5 0 7 0 11 0 20-9 20-19 0-36 0-74 0-111 0-3 1-6 4-6 6 0 14 3 24 7 15 8 34 15 59 15 3 0 6 0 8 0 45 0 73-24 73-64 0-43 0-86 0-128 0-39-29-65-73-65-2 0-5 0-8 0z">
            <text:p/>
          </draw:path>
          <draw:path draw:style-name="gr1" draw:text-style-name="P1" draw:layer="layout" svg:width="0.213cm" svg:height="0.253cm" svg:x="1.536cm" svg:y="3.057cm" svg:viewBox="0 0 214 254" svg:d="M46 66c0-14 11-25 27-25 23 0 46 0 69 0 16 0 27 11 27 25s0 27 0 41c-41 0-82 0-123 0 0-6 0-27 0-41zM65 0c-35 0-65 27-65 60 0 43 0 88 0 132 0 33 29 62 62 62 29 0 60 0 90 0 11 0 20-7 20-17 0-2 0-4 0-7 0-9-9-17-20-17-24 0-50 0-74 0-21 0-32-11-32-29 0-13 0-26 0-39 44 0 90 0 134 0 22 0 34-13 34-34 0-17 0-33 0-51 0-33-29-60-64-60-29 0-56 0-85 0z">
            <text:p/>
          </draw:path>
          <draw:path draw:style-name="gr1" draw:text-style-name="P1" draw:layer="layout" svg:width="0.213cm" svg:height="0.255cm" svg:x="1.803cm" svg:y="3.055cm" svg:viewBox="0 0 214 256" svg:d="M133 0c-25 0-44 9-59 16-10 4-18 9-24 9-4 0-5-1-7-5-1-3-3-6-4-9-4-7-9-9-16-9-2 0-5 0-8 0-8 0-15 7-15 16 0 74 0 147 0 220 0 10 9 18 19 18 2 0 5 0 7 0 11 0 20-8 20-18 0-56 0-112 0-167 0-15 12-28 29-28 21 0 43 0 64 0 15 0 29 13 29 28 0 55 0 111 0 167 0 10 8 18 19 18 3 0 6 0 8 0 10 0 19-8 19-18 0-58 0-116 0-173 0-39-29-65-73-65-2 0-5 0-8 0z">
            <text:p/>
          </draw:path>
          <draw:path draw:style-name="gr1" draw:text-style-name="P1" draw:layer="layout" svg:width="0.07cm" svg:height="0.069cm" svg:x="3.824cm" svg:y="3.225cm" svg:viewBox="0 0 71 70" svg:d="M29 33c1 0 3 0 4 0 6 0 10-2 10-6 0-3-2-7-10-7-2 0-3 0-4 0 0 5 0 9 0 13zM29 55c-3 0-5 0-7 0 0-13 0-26 0-39 3 0 7-1 12-1 6 0 10 1 12 3 2 1 4 5 4 8 0 5-4 8-8 10 3 1 5 4 6 9 2 7 3 9 3 10-3 0-5 0-7 0-1-1-1-4-2-10-1-5-3-6-9-6-1 0-3 0-4 0 0 5 0 11 0 16zM35 5c-15 0-28 13-28 29 0 18 13 31 28 31 17 0 29-13 29-31 0-16-12-29-29-29zM35 0c20 0 36 15 36 34 0 20-16 36-36 36s-35-16-35-36c0-19 15-34 35-34z">
            <text:p/>
          </draw:path>
        </draw:g>
        <draw:g>
          <draw:path draw:style-name="gr2" draw:text-style-name="P2" draw:layer="layout" svg:width="0.37cm" svg:height="0.419cm" svg:x="5.566cm" svg:y="2.893cm" svg:viewBox="0 0 371 420" svg:d="M110 0c-70 0-109 58-109 99 0 17 0 35 0 52 0 60 50 97 96 97 54 0 108 0 162 0 21 0 25 13 25 22 0 12 0 23 0 34 0 4-1 36-25 36-74 0-148 0-222 0-22 0-37 14-37 35 0 3 0 6 0 10 0 20 15 35 37 35 79 0 156 0 234 0 61 0 100-42 100-105 0-19 0-37 0-55 0-61-44-88-88-88-53 0-107 0-160 0-24 0-35-18-35-30 0-11 0-21 0-31 0-19 13-31 38-31 58 0 118 0 176 0 22 0 39-15 39-35 0-3 0-6 0-9 0-21-18-36-40-36-64 0-127 0-191 0z">
            <text:p/>
          </draw:path>
          <draw:path draw:style-name="gr2" draw:text-style-name="P2" draw:layer="layout" svg:width="0.377cm" svg:height="0.421cm" svg:x="6.011cm" svg:y="2.893cm" svg:viewBox="0 0 378 422" svg:d="M328 0c-21 0-38 16-38 38 0 88 0 176 0 264 0 21-18 38-39 38-41 0-82 0-123 0-22 0-40-17-40-38 0-88 0-176 0-264 0-22-16-38-37-38-5 0-8 0-12 0-21 0-39 16-39 38 0 91 0 183 0 273 0 65 52 111 123 111 45 0 89 0 133 0 70 0 122-46 122-111 0-90 0-182 0-273 0-22-17-38-37-38-5 0-8 0-13 0z">
            <text:p/>
          </draw:path>
          <draw:path draw:style-name="gr2" draw:text-style-name="P2" draw:layer="layout" svg:width="0.372cm" svg:height="0.419cm" svg:x="6.464cm" svg:y="2.893cm" svg:viewBox="0 0 373 420" svg:d="M111 0c-70 0-110 58-110 99 0 17 0 35 0 52 0 60 51 97 97 97 54 0 108 0 162 0 20 0 24 13 24 22 0 12 0 23 0 34 0 4 0 36-24 36-74 0-148 0-221 0-22 0-39 14-39 35 0 3 0 6 0 10 0 20 17 35 39 35 78 0 155 0 233 0 61 0 101-42 101-105 0-19 0-37 0-55 0-61-45-88-89-88-53 0-107 0-159 0-25 0-36-18-36-30 0-11 0-21 0-31 0-19 13-31 37-31 59 0 118 0 177 0 21 0 38-15 38-35 0-3 0-6 0-9 0-21-17-36-39-36-64 0-127 0-191 0z">
            <text:p/>
          </draw:path>
          <draw:path draw:style-name="gr2" draw:text-style-name="P2" draw:layer="layout" svg:width="0.359cm" svg:height="0.419cm" svg:x="6.911cm" svg:y="2.893cm" svg:viewBox="0 0 360 420" svg:d="M37 0c-20 0-37 15-37 36 0 116 0 232 0 349 0 20 15 35 36 35 95 0 191 0 286 0 22 0 38-15 38-35 0-4 0-7 0-10 0-21-16-35-38-35-78 0-156 0-234 0 0-29 0-59 0-88 57 0 114 0 171 0 22 0 39-15 39-36 0-3 0-6 0-9 0-21-17-35-39-35-57 0-114 0-171 0 0-31 0-62 0-92 74 0 148 0 222 0 22 0 38-14 38-36 0-3 0-5 0-8 0-21-16-36-38-36-91 0-182 0-273 0z">
            <text:p/>
          </draw:path>
          <draw:path draw:style-name="gr2" draw:text-style-name="P2" draw:layer="layout" svg:width="0.212cm" svg:height="0.253cm" svg:x="4.456cm" svg:y="3.06cm" svg:viewBox="0 0 213 254" svg:d="M46 67c0-14 12-26 27-26 23 0 45 0 68 0 13 0 25 12 25 26 0 40 0 79 0 120 0 14-11 26-25 26-23 0-46 0-69 0-15 0-26-12-26-26 0-41 0-80 0-120zM65 0c-36 0-65 27-65 60 0 44 0 89 0 133 0 33 29 61 63 61 28 0 58 0 87 0 35 0 63-28 63-61 0-44 0-89 0-133 0-33-29-60-65-60-28 0-55 0-83 0z">
            <text:p/>
          </draw:path>
          <draw:path draw:style-name="gr2" draw:text-style-name="P2" draw:layer="layout" svg:width="0.213cm" svg:height="0.37cm" svg:x="4.734cm" svg:y="3.058cm" svg:viewBox="0 0 214 371" svg:d="M46 71c0-15 12-28 29-28 21 0 43 0 64 0 16 0 29 13 29 28 0 38 0 77 0 115 0 16-14 29-29 29-21 0-43 0-64 0-17 0-29-13-29-29 0-38 0-77 0-115zM133 0c-25 0-44 9-59 16-10 4-18 9-24 9-3 0-5-2-6-3-2-5-4-8-7-12-1-2-6-8-14-8-3 0-5 0-9 0-7 0-14 7-14 16 0 111 0 223 0 334 0 10 8 19 19 19 2 0 5 0 7 0 11 0 20-9 20-19 0-36 0-74 0-111 0-3 1-6 4-6 6 0 14 3 24 7 15 8 34 15 59 15 3 0 6 0 8 0 45 0 73-24 73-64 0-43 0-86 0-128 0-39-29-65-73-65-2 0-5 0-8 0z">
            <text:p/>
          </draw:path>
          <draw:path draw:style-name="gr2" draw:text-style-name="P2" draw:layer="layout" svg:width="0.213cm" svg:height="0.253cm" svg:x="5.011cm" svg:y="3.06cm" svg:viewBox="0 0 214 254" svg:d="M46 66c0-14 11-25 27-25 23 0 46 0 69 0 16 0 27 11 27 25s0 27 0 41c-41 0-82 0-123 0 0-6 0-27 0-41zM65 0c-35 0-65 27-65 60 0 43 0 88 0 132 0 33 29 62 62 62 29 0 60 0 90 0 11 0 20-7 20-17 0-2 0-4 0-7 0-9-9-17-20-17-24 0-50 0-74 0-21 0-32-11-32-29 0-13 0-26 0-39 44 0 90 0 134 0 22 0 34-13 34-34 0-17 0-33 0-51 0-33-29-60-64-60-29 0-56 0-85 0z">
            <text:p/>
          </draw:path>
          <draw:path draw:style-name="gr2" draw:text-style-name="P2" draw:layer="layout" svg:width="0.213cm" svg:height="0.255cm" svg:x="5.278cm" svg:y="3.058cm" svg:viewBox="0 0 214 256" svg:d="M133 0c-25 0-44 9-59 16-10 4-18 9-24 9-4 0-5-1-7-5-1-3-3-6-4-9-4-7-9-9-16-9-2 0-5 0-8 0-8 0-15 7-15 16 0 74 0 147 0 220 0 10 9 18 19 18 2 0 5 0 7 0 11 0 20-8 20-18 0-56 0-112 0-167 0-15 12-28 29-28 21 0 43 0 64 0 15 0 29 13 29 28 0 55 0 111 0 167 0 10 8 18 19 18 3 0 6 0 8 0 10 0 19-8 19-18 0-58 0-116 0-173 0-39-29-65-73-65-2 0-5 0-8 0z">
            <text:p/>
          </draw:path>
          <draw:path draw:style-name="gr2" draw:text-style-name="P2" draw:layer="layout" svg:width="0.07cm" svg:height="0.069cm" svg:x="7.299cm" svg:y="3.228cm" svg:viewBox="0 0 71 70" svg:d="M29 33c1 0 3 0 4 0 6 0 10-2 10-6 0-3-2-7-10-7-2 0-3 0-4 0 0 5 0 9 0 13zM29 55c-3 0-5 0-7 0 0-13 0-26 0-39 3 0 7-1 12-1 6 0 10 1 12 3 2 1 4 5 4 8 0 5-4 8-8 10 3 1 5 4 6 9 2 7 3 9 3 10-3 0-5 0-7 0-1-1-1-4-2-10-1-5-3-6-9-6-1 0-3 0-4 0 0 5 0 11 0 16zM35 5c-15 0-28 13-28 29 0 18 13 31 28 31 17 0 29-13 29-31 0-16-12-29-29-29zM35 0c20 0 36 15 36 34 0 20-16 36-36 36s-35-16-35-36c0-19 15-34 35-34z">
            <text:p/>
          </draw:path>
        </draw:g>
        <draw:g>
          <draw:path draw:style-name="gr8" draw:text-style-name="P8" draw:layer="layout" svg:width="5.187cm" svg:height="1.42cm" svg:x="0.508cm" svg:y="5.97cm" svg:viewBox="0 0 5188 1421" svg:d="M3891 1421c-865 0-1729 0-2594 0-432-237-865-473-1297-710 432-237 865-474 1297-711 865 0 1729 0 2594 0 432 237 865 474 1297 711-432 237-865 473-1297 710z">
            <text:p/>
          </draw:path>
          <draw:path draw:style-name="gr9" draw:text-style-name="P9" draw:layer="layout" svg:width="4.129cm" svg:height="1.13cm" svg:x="1.037cm" svg:y="6.115cm" svg:viewBox="0 0 4130 1131" svg:d="M3097 1131c-688 0-1376 0-2064 0-345-188-689-377-1033-565 344-189 688-377 1033-566 688 0 1376 0 2064 0 344 189 689 377 1033 566-344 188-689 377-1033 565z">
            <text:p/>
          </draw:path>
          <draw:path draw:style-name="gr10" draw:text-style-name="P10" draw:layer="layout" svg:width="3.313cm" svg:height="0.907cm" svg:x="1.445cm" svg:y="6.227cm" svg:viewBox="0 0 3314 908" svg:d="M2485 908c-552 0-1104 0-1656 0-277-152-553-303-829-454 276-151 552-303 829-454 552 0 1104 0 1656 0 277 151 553 303 829 454-276 151-552 302-829 454z">
            <text:p/>
          </draw:path>
          <draw:path draw:style-name="gr11" draw:text-style-name="P11" draw:layer="layout" svg:width="2.572cm" svg:height="0.704cm" svg:x="1.815cm" svg:y="5.976cm" svg:viewBox="0 0 2573 705" svg:d="M1930 705c-429 0-858 0-1286 0-215-118-429-235-644-353 215-117 429-235 644-352 428 0 857 0 1286 0 214 117 429 235 643 352-214 118-429 235-643 353z">
            <text:p/>
          </draw:path>
          <draw:path draw:style-name="gr12" draw:text-style-name="P12" draw:layer="layout" svg:width="0.643cm" svg:height="0.699cm" svg:x="1.815cm" svg:y="6.328cm" svg:viewBox="0 0 644 700" svg:d="M0 0c0 116 0 232 0 348 215 118 429 235 644 352 0-116 0-231 0-347-215-118-429-235-644-353z">
            <text:p/>
          </draw:path>
          <draw:path draw:style-name="gr13" draw:text-style-name="P13" draw:layer="layout" svg:width="0.643cm" svg:height="0.699cm" svg:x="3.745cm" svg:y="6.328cm" svg:viewBox="0 0 644 700" svg:d="M644 0c0 116 0 232 0 348-215 118-429 235-644 352 0-116 0-231 0-347 215-118 429-235 644-353z">
            <text:p/>
          </draw:path>
          <draw:path draw:style-name="gr14" draw:text-style-name="P14" draw:layer="layout" svg:width="1.285cm" svg:height="0.347cm" svg:x="2.459cm" svg:y="6.681cm" svg:viewBox="0 0 1286 348" svg:d="M0 0c429 0 858 0 1286 0 0 116 0 232 0 348-428 0-857 0-1286 0 0-116 0-232 0-348z">
            <text:p/>
          </draw:path>
        </draw:g>
        <draw:g>
          <draw:path draw:style-name="gr8" draw:text-style-name="P15" draw:layer="layout" svg:width="5.187cm" svg:height="1.42cm" svg:x="0.508cm" svg:y="4.064cm" svg:viewBox="0 0 5188 1421" svg:d="M3891 1421c-865 0-1729 0-2594 0-432-237-865-473-1297-710 432-237 865-474 1297-711 865 0 1729 0 2594 0 432 237 865 474 1297 711-432 237-865 473-1297 710z">
            <text:p/>
          </draw:path>
          <draw:path draw:style-name="gr9" draw:text-style-name="P16" draw:layer="layout" svg:width="4.129cm" svg:height="1.13cm" svg:x="1.037cm" svg:y="4.209cm" svg:viewBox="0 0 4130 1131" svg:d="M3097 1131c-688 0-1376 0-2064 0-345-188-689-377-1033-565 344-189 688-377 1033-566 688 0 1376 0 2064 0 344 189 689 377 1033 566-344 188-689 377-1033 565z">
            <text:p/>
          </draw:path>
          <draw:path draw:style-name="gr10" draw:text-style-name="P17" draw:layer="layout" svg:width="3.313cm" svg:height="0.907cm" svg:x="1.445cm" svg:y="4.321cm" svg:viewBox="0 0 3314 908" svg:d="M2485 908c-552 0-1104 0-1656 0-277-152-553-303-829-454 276-151 552-303 829-454 552 0 1104 0 1656 0 277 151 553 303 829 454-276 151-552 302-829 454z">
            <text:p/>
          </draw:path>
          <draw:path draw:style-name="gr15" draw:text-style-name="P18" draw:layer="layout" svg:width="2.572cm" svg:height="0.704cm" svg:x="1.815cm" svg:y="4.07cm" svg:viewBox="0 0 2573 705" svg:d="M1930 705c-429 0-858 0-1286 0-215-118-429-235-644-353 215-117 429-235 644-352 428 0 857 0 1286 0 214 117 429 235 643 352-214 118-429 235-643 353z">
            <text:p/>
          </draw:path>
          <draw:path draw:style-name="gr16" draw:text-style-name="P19" draw:layer="layout" svg:width="0.643cm" svg:height="0.699cm" svg:x="1.815cm" svg:y="4.422cm" svg:viewBox="0 0 644 700" svg:d="M0 0c0 116 0 232 0 348 215 118 429 235 644 352 0-116 0-231 0-347-215-118-429-235-644-353z">
            <text:p/>
          </draw:path>
          <draw:path draw:style-name="gr17" draw:text-style-name="P20" draw:layer="layout" svg:width="0.643cm" svg:height="0.699cm" svg:x="3.745cm" svg:y="4.422cm" svg:viewBox="0 0 644 700" svg:d="M644 0c0 116 0 232 0 348-215 118-429 235-644 352 0-116 0-231 0-347 215-118 429-235 644-353z">
            <text:p/>
          </draw:path>
          <draw:path draw:style-name="gr18" draw:text-style-name="P21" draw:layer="layout" svg:width="1.285cm" svg:height="0.347cm" svg:x="2.459cm" svg:y="4.775cm" svg:viewBox="0 0 1286 348" svg:d="M0 0c429 0 858 0 1286 0 0 116 0 232 0 348-428 0-857 0-1286 0 0-116 0-232 0-348z">
            <text:p/>
          </draw:path>
        </draw:g>
        <draw:g>
          <draw:path draw:style-name="gr8" draw:text-style-name="P15" draw:layer="layout" svg:width="5.181cm" svg:height="1.396cm" svg:x="0.488cm" svg:y="7.874cm" svg:viewBox="0 0 5182 1397" svg:d="M3887 1397c-864 0-1728 0-2591 0-432-233-864-465-1296-698 432-233 864-466 1296-699 863 0 1727 0 2591 0 431 233 863 466 1295 699-432 233-864 465-1295 698z">
            <text:p/>
          </draw:path>
          <draw:path draw:style-name="gr9" draw:text-style-name="P16" draw:layer="layout" svg:width="4.124cm" svg:height="1.111cm" svg:x="1.016cm" svg:y="8.017cm" svg:viewBox="0 0 4125 1112" svg:d="M3094 1112c-688 0-1375 0-2063 0-343-185-687-371-1031-556 344-185 688-371 1031-556 688 0 1375 0 2063 0 343 185 687 371 1031 556-344 185-688 371-1031 556z">
            <text:p/>
          </draw:path>
          <draw:path draw:style-name="gr9" draw:text-style-name="P16" draw:layer="layout" svg:width="3.309cm" svg:height="0.891cm" svg:x="1.424cm" svg:y="8.126cm" svg:viewBox="0 0 3310 892" svg:d="M2482 892c-551 0-1103 0-1654 0-276-149-552-297-828-446 276-149 552-297 828-446 551 0 1103 0 1654 0 276 149 552 297 828 446-276 149-552 297-828 446z">
            <text:p/>
          </draw:path>
          <draw:path draw:style-name="gr19" draw:text-style-name="P22" draw:layer="layout" svg:width="2.569cm" svg:height="0.692cm" svg:x="1.794cm" svg:y="8.022cm" svg:viewBox="0 0 2570 693" svg:d="M1928 693c-429 0-857 0-1285 0-214-116-429-231-643-346 214-116 429-231 643-347 428 0 856 0 1285 0 214 116 428 231 642 347-214 115-428 230-642 346z">
            <text:p/>
          </draw:path>
          <draw:path draw:style-name="gr20" draw:text-style-name="P23" draw:layer="layout" svg:width="0.642cm" svg:height="0.545cm" svg:x="1.794cm" svg:y="8.369cm" svg:viewBox="0 0 643 546" svg:d="M0 0c0 66 0 133 0 199 214 116 429 231 643 347 0-67 0-133 0-200-214-115-429-231-643-346z">
            <text:p/>
          </draw:path>
          <draw:path draw:style-name="gr21" draw:text-style-name="P24" draw:layer="layout" svg:width="0.642cm" svg:height="0.545cm" svg:x="3.721cm" svg:y="8.369cm" svg:viewBox="0 0 643 546" svg:d="M643 0c0 66 0 133 0 199-214 116-429 231-643 347 0-67 0-133 0-200 214-115 429-231 643-346z">
            <text:p/>
          </draw:path>
          <draw:path draw:style-name="gr22" draw:text-style-name="P25" draw:layer="layout" svg:width="1.284cm" svg:height="0.198cm" svg:x="2.437cm" svg:y="8.715cm" svg:viewBox="0 0 1285 199" svg:d="M0 0c428 0 857 0 1285 0 0 66 0 133 0 199-428 0-857 0-1285 0 0-66 0-133 0-199z">
            <text:p/>
          </draw:path>
        </draw:g>
        <draw:g>
          <draw:path draw:style-name="gr23" draw:text-style-name="P26" draw:layer="controls" svg:width="5.181cm" svg:height="1.315cm" svg:x="0.483cm" svg:y="10.089cm" svg:viewBox="0 0 5182 1316" svg:d="M3887 1316c-864 0-1728 0-2591 0-432-219-864-439-1296-658 432-219 864-439 1296-658 863 0 1727 0 2591 0 431 219 863 439 1295 658-432 219-864 439-1295 658z">
            <text:p/>
          </draw:path>
          <draw:path draw:style-name="gr24" draw:text-style-name="P27" draw:layer="controls" svg:width="4.124cm" svg:height="1.046cm" svg:x="1.011cm" svg:y="10.223cm" svg:viewBox="0 0 4125 1047" svg:d="M3094 1047c-688 0-1375 0-2063 0-343-174-687-349-1031-523 344-175 688-349 1031-524 688 0 1375 0 2063 0 343 175 687 349 1031 524-344 174-688 349-1031 523z">
            <text:p/>
          </draw:path>
          <draw:path draw:style-name="gr24" draw:text-style-name="P27" draw:layer="controls" svg:width="3.309cm" svg:height="0.839cm" svg:x="1.419cm" svg:y="10.327cm" svg:viewBox="0 0 3310 840" svg:d="M2482 840c-551 0-1103 0-1654 0-276-140-552-280-828-420 276-140 552-280 828-420 551 0 1103 0 1654 0 276 140 552 280 828 420-276 140-552 280-828 420z">
            <text:p/>
          </draw:path>
          <draw:path draw:style-name="gr25" draw:text-style-name="P28" draw:layer="controls" svg:width="2.569cm" svg:height="0.652cm" svg:x="1.789cm" svg:y="9.779cm" svg:viewBox="0 0 2570 653" svg:d="M1928 653c-429 0-857 0-1285 0-214-109-429-218-643-327 214-109 429-217 643-326 428 0 856 0 1285 0 214 109 428 217 642 326-214 109-428 218-642 327z">
            <text:p/>
          </draw:path>
          <draw:path draw:style-name="gr26" draw:text-style-name="P29" draw:layer="controls" svg:width="0.642cm" svg:height="0.963cm" svg:x="1.789cm" svg:y="10.105cm" svg:viewBox="0 0 643 964" svg:d="M0 0c0 213 0 425 0 638 214 109 429 217 643 326 0-212 0-425 0-638-214-108-429-217-643-326z">
            <text:p/>
          </draw:path>
          <draw:path draw:style-name="gr27" draw:text-style-name="P30" draw:layer="controls" svg:width="0.642cm" svg:height="0.963cm" svg:x="3.716cm" svg:y="10.105cm" svg:viewBox="0 0 643 964" svg:d="M643 0c0 213 0 425 0 638-214 109-429 217-643 326 0-212 0-425 0-638 214-108 429-217 643-326z">
            <text:p/>
          </draw:path>
          <draw:path draw:style-name="gr28" draw:text-style-name="P31" draw:layer="controls" svg:width="1.284cm" svg:height="0.637cm" svg:x="2.432cm" svg:y="10.431cm" svg:viewBox="0 0 1285 638" svg:d="M0 0c428 0 857 0 1285 0 0 213 0 425 0 638-428 0-857 0-1285 0 0-213 0-425 0-638z">
            <text:p/>
          </draw:path>
        </draw:g>
      </draw:page>
      <draw:page draw:name="page2" draw:style-name="dp1" draw:master-page-name="Dark">
        <draw:g>
          <draw:path draw:style-name="gr29" draw:text-style-name="P32" draw:layer="layout" svg:width="2.913cm" svg:height="1.801cm" svg:x="0.997cm" svg:y="0.928cm" svg:viewBox="0 0 2914 1802" svg:d="M1410 0c-212 0-485 30-847 247-4 2-9 5-12 7-205 125-347 279-421 458-23 57-54 184-23 303 13 51 38 104 72 152 76 105 202 176 339 188 193 16 339-68 391-226 35-110 0-269-136-351-112-67-232-52-301-8-61 40-95 100-95 166 2 118 106 181 181 182 22 0 44-4 68-12 9-3 18-6 26-12 2 0 3 0 4-1l1-1c16-12 27-30 27-49 0-6-1-11-2-17-9-30-39-48-70-43-3 1-4 1-5 1-2 2-4 3-6 3-4 1-6 2-8 2-18 4-31 4-33 4-9 0-52-13-52-59 0-17 7-28 11-35 13-20 50-41 99-36 65 5 113 37 144 99 29 57 22 127-19 179-41 51-114 73-210 62-97-10-178-65-223-149-45-82-48-180-7-256 98-180 283-179 385-161 150 25 286 143 347 298 9 25 14 45 19 62 2 10 4 19 6 27 56 28 113 55 170 82 0 1 1 1 2 1s2 0 5 0c0-1 0-3 0-5-2-3-4-7-7-54-3-41-10-152 47-208 23-22 58-42 85-47 110-27 254-9 377 129 64 72 95 106 111 121 3 2 4 3 5 4 2 2 4 3 6 4 6 3 143 65 213 96 1 0 2 0 3-1 2-1 2-2 2-4-3-1-132-165-108-299 17-107 104-98 225-85 40 5 85 10 132 11 130 1 270-23 357-59 55-24 91-40 113-61 8-6 12-16 17-28 1-3 2-5 3-7 3-9 9-28 11-39 1-5 1-10-2-13-5 0-8 1-12 2-38 23-133 65-221 67-110 2-331-109-355-119 0-1-1-3-2-4-5-13-38-89-46-105 160 102 292 159 393 168 113 10 201-51 238-77 8-4 14-8 16-8 1-2 1-3 2-5-7-38-65-226-110-271-12-12-22-24-42-36-161-91-543-147-561-149-1 0-2 1-3 1 0 1 0 1-1 2 0 29-1 78-1 86-40-12-324-102-590-111-39-1-79-3-122-3zM2550 183c1 0 2 0 5 0 90 3 161 78 157 166-2 43-20 82-52 111s-73 44-117 43c-90-3-160-78-158-166 2-42 20-82 52-111 31-28 71-43 113-43zM2551 228c-28 0-56 11-77 31-23 20-36 48-37 78-2 64 48 116 112 119 31 1 61-11 84-32 22-20 35-48 36-78 2-63-48-116-112-118-2 0-3-1-6 0zM2576 285c1 0 2 0 3 0s1 0 2 0 2 0 3 0c2 0 2 0 3 0 19 4 36 13 39 26 0 1 1 0 1 1s0 1 0 3v1 1c0 1 0 1 0 2v1c0 1 0 1 0 2v1 1c-1 1-1 0-1 1-3 13-20 24-39 26-4 1-7 1-11 1-2 0-2 0-3 0s-1 0-2 0-2 0-3 0c-1-1-1 0-2-1-1 0-1 0-3 0-17-3-31-12-37-24 0-1 0-1 0-2s0 0-1-1c0-1 0-1 0-1 0-1 0-3 0-4s0-3 0-4c0-2 0-2 0-3 1 0 1 0 1 0 0-1 0-1 0-2s0 0 0-1c6-11 20-20 37-22 4-2 8-2 13-2zM1220 1266c-71 0-110 58-110 99 0 17 0 34 0 51 0 60 49 97 96 97 54 0 108 0 162 0 21 0 25 13 25 24s0 23 0 33c0 5-1 36-25 36-74 0-148 0-221 0-22 0-38 15-38 36 0 3 0 6 0 9 0 21 16 36 38 36 77 0 155 0 233 0 62 0 99-42 99-107 0-18 0-38 0-56 0-59-43-87-87-87-54 0-107 0-160 0-23 0-34-17-34-29 0-10 0-21 0-31 0-20 13-31 36-31 59 0 117 0 177 0 22 0 38-16 38-35 0-3 0-7 0-10 0-19-16-35-38-35-64 0-128 0-191 0zM1593 1266c-21 0-38 16-38 36 0 93 0 184 0 276 0 65 52 111 122 111 44 0 89 0 133 0 70 0 122-46 122-111 0-92 0-183 0-276 0-20-17-36-38-36-3 0-7 0-12 0-21 0-38 16-38 36 0 90 0 178 0 266 0 21-18 38-39 38-41 0-81 0-123 0-22 0-39-17-39-38 0-88 0-176 0-266 0-20-17-36-38-36-4 0-8 0-12 0zM2118 1266c-70 0-110 58-110 99 0 17 0 34 0 51 0 60 51 97 96 97 54 0 108 0 162 0 21 0 25 13 25 24s0 23 0 33c0 5-1 36-25 36-73 0-147 0-221 0-22 0-37 15-37 36 0 3 0 6 0 9 0 21 15 36 37 36 79 0 156 0 233 0 62 0 100-42 100-107 0-18 0-38 0-56 0-59-44-87-88-87-53 0-106 0-159 0-24 0-35-17-35-29 0-10 0-21 0-31 0-20 13-31 37-31 59 0 117 0 176 0 22 0 38-16 38-35 0-3 0-7 0-10 0-19-16-35-38-35-63 0-127 0-191 0zM2491 1266c-21 0-37 15-37 35 0 118 0 234 0 350 0 20 16 36 37 36 95 0 190 0 285 0 21 0 38-15 38-36 0-3 0-6 0-9 0-21-16-36-38-36-78 0-156 0-235 0 0-29 0-59 0-88 58 0 115 0 172 0 22 0 38-15 38-36 0-3 0-6 0-10 0-20-16-35-38-35-57 0-114 0-172 0 0-30 0-60 0-92 74 0 149 0 223 0 22 0 38-14 38-34 0-3 0-7 0-10 0-20-16-35-38-35-91 0-182 0-273 0zM2828 1279c-2 0-4 1-4 3 0 1 0 2 0 2 0 2 2 3 4 3 4 0 10 0 14 0 0 12 0 24 0 35 0 2 3 4 5 4 1 0 1 0 2 0 2 0 3-2 3-4 0-11 0-23 0-35 7 0 13 0 20 0 0 12 0 24 0 35 0 2 2 4 4 4s2 0 3 0c2 0 4-2 4-4 0-10 0-20 0-29 2 3 4 6 7 9 0 1 2 2 3 2s2-1 3-2c3-3 5-6 7-9 0 9 0 19 0 29 0 2 2 4 4 4h1 2c2 0 4-2 4-4 0-14 0-28 0-43-2 0-4 0-7 0-2 0-3 0-4 1-3 5-7 10-10 15-3-5-7-10-10-15 0-1-2-1-3-1-18 0-34 0-52 0zM411 1430c-25 0-44 9-59 17-10 4-18 7-25 7-2 0-4-1-5-2-2-3-5-8-7-12-1-2-6-7-14-7-2 0-6 0-8 0-9 0-15 6-15 16 0 111 0 223 0 334 0 10 9 19 18 19 3 0 6 0 8 0 11 0 20-9 20-19 0-37 0-75 0-111 0-4 2-7 3-7 7 0 15 3 25 8 15 6 34 15 59 15 2 0 6 0 8 0 44 0 71-25 71-65 0-42 0-85 0-127 0-40-27-66-71-66-2 0-6 0-8 0zM956 1430c-26 0-45 9-60 17-10 4-18 7-24 7-4 0-5 0-7-3s-4-7-5-10c-3-5-8-8-15-8-3 0-5 0-7 0-9 0-16 6-16 16 0 73 0 145 0 218 0 11 9 20 19 20 2 0 4 0 8 0 11 0 19-9 19-20 0-55 0-111 0-166 0-15 13-28 29-28 21 0 42 0 64 0 15 0 29 13 29 28 0 55 0 111 0 166 0 11 7 20 18 20 3 0 5 0 8 0 10 0 19-9 19-20 0-57 0-115 0-172 0-39-28-65-72-65-3 0-5 0-7 0zM65 1433c-35 0-65 26-65 60 0 44 0 88 0 132 0 34 29 62 63 62 28 0 58 0 87 0 34 0 63-28 63-62 0-44 0-88 0-132 0-34-29-60-65-60-28 0-55 0-83 0zM620 1433c-35 0-65 26-65 60 0 44 0 87 0 131 0 34 29 63 62 63 30 0 60 0 91 0 11 0 18-8 18-19 0-2 0-3 0-5 0-10-7-17-18-17-26 0-50 0-74 0-21 0-32-10-32-29 0-13 0-26 0-39 44 0 88 0 133 0 21 0 34-12 34-35 0-17 0-33 0-50 0-34-28-60-65-60-28 0-56 0-84 0zM73 1473c22 0 45 0 67 0 14 0 26 12 26 26 0 40 0 81 0 121 0 14-11 26-26 26-23 0-45 0-68 0-15 0-26-12-26-26 0-40 0-81 0-121 0-14 11-26 27-26zM698 1473c14 0 25 11 25 25s0 28 0 41c-41 0-82 0-121 0 0-13 0-27 0-41s11-25 25-25c23 0 46 0 71 0zM353 1473c21 0 42 0 62 0 17 0 30 13 30 28 0 39 0 77 0 116 0 16-13 29-30 29-20 0-41 0-62 0-6 0-10-2-15-4-8-5-15-15-15-25 0-39 0-77 0-116 0-10 7-19 15-24 5-2 9-4 15-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15ac96" draw:end-color="#5ed0c4" draw:start-intensity="100%" draw:end-intensity="100%" draw:angle="300" draw:border="0%"/>
    <draw:gradient draw:name="Gradient_20_14" draw:display-name="Gradient 14" draw:style="linear" draw:start-color="#37a363" draw:end-color="#4fc3b5" draw:start-intensity="100%" draw:end-intensity="100%" draw:angle="300" draw:border="0%"/>
    <draw:gradient draw:name="Gradient_20_5" draw:display-name="Gradient 5" draw:style="linear" draw:start-color="#73ba25" draw:end-color="#3fd97b" draw:start-intensity="100%" draw:end-intensity="100%" draw:angle="300" draw:border="0%"/>
    <draw:gradient draw:name="Gradient_20_6" draw:display-name="Gradient 6" draw:style="linear" draw:start-color="#73ba25" draw:end-color="#35b9ab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justify" draw:textarea-vertical-align="middle" draw:auto-grow-height="false" fo:min-height="29.844cm" fo:min-width="23.294cm"/>
    </style:style>
    <style:style style:name="Mgr2" style:family="graphic" style:parent-style-name="standard">
      <style:graphic-properties draw:stroke="none" draw:fill-color="#173f4f" draw:textarea-horizontal-align="justify" draw:textarea-vertical-align="middle" draw:auto-grow-height="false" fo:min-height="29.844cm" fo:min-width="23.294cm"/>
    </style:style>
    <style:style style:name="MP1" style:family="paragraph">
      <loext:graphic-properties draw:fill-color="#ffffff"/>
      <style:paragraph-properties fo:text-align="center"/>
    </style:style>
    <style:style style:name="MP2" style:family="paragraph">
      <loext:graphic-properties draw:fill-color="#173f4f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ght" style:page-layout-name="PM0" draw:style-name="Mdp1">
      <draw:custom-shape draw:style-name="Mgr1" draw:text-style-name="MP1" draw:layer="backgroundobjects" svg:width="23.794cm" svg:height="30.094cm" svg:x="-1.1cm" svg:y="-1.076cm">
        <text:p/>
        <draw:enhanced-geometry svg:viewBox="0 0 21600 21600" draw:type="rectangle" draw:enhanced-path="M 0 0 L 21600 0 21600 21600 0 21600 0 0 Z N"/>
      </draw:custom-shape>
    </style:master-page>
    <style:master-page style:name="Dark" style:page-layout-name="PM0" draw:style-name="Mdp1">
      <draw:custom-shape draw:style-name="Mgr2" draw:text-style-name="MP2" draw:layer="backgroundobjects" svg:width="23.794cm" svg:height="30.094cm" svg:x="-1.1cm" svg:y="-1.076cm">
        <text:p/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1:20:06.339883528</meta:creation-date>
    <dc:date>2019-05-08T16:40:48.869431767</dc:date>
    <meta:editing-duration>PT3H27M26S</meta:editing-duration>
    <meta:editing-cycles>24</meta:editing-cycles>
    <meta:generator>LibreOffice/6.1.3.2$Linux_X86_64 LibreOffice_project/10$Build-2</meta:generator>
    <dc:creator>Douglas DeMaio</dc:creator>
    <meta:document-statistic meta:object-count="109"/>
  </office:meta>
</office:document-meta>
</file>